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column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r-clamp x8 [ ] <text:s/>[ ] <text:s/>[ ] <text:s/>[ ] <text:s/>[ ] <text:s/>[ ] <text:s/>[ ] <text:s/>[ ] <text:s/></text:p>
      <text:p text:style-name="Standard">frame-vertex-foot x4 [ ] <text:s/>[ ] <text:s/>[ ] <text:s/>[ ] <text:s/></text:p>
      <text:p text:style-name="Standard">frame-vertex x2 [ ] <text:s/>[ ] <text:s/></text:p>
      <text:p text:style-name="Standard">ybrac-t x1 [ ] <text:s/></text:p>
      <text:p text:style-name="Standard">pulley x2 [ ] <text:s/>[ ] <text:s/></text:p>
      <text:p text:style-name="Standard">belt-clamp x4 [ ] <text:s/>[ ] <text:s/>[ ] <text:s/>[ ] <text:s/></text:p>
      <text:p text:style-name="Standard">belt-clamp-nut-holder x2 [ ] <text:s/>[ ] <text:s/></text:p>
      <text:p text:style-name="Standard">bearing-guide x3 [ ] <text:s/>[ ] <text:s/>[ ] <text:s/></text:p>
      <text:p text:style-name="Standard">y-bushing x4 [ ] <text:s/>[ ] <text:s/>[ ] <text:s/>[ ] <text:s/></text:p>
      <text:p text:style-name="Standard">x-end-idler x1 [ ] <text:s/></text:p>
      <text:p text:style-name="Standard">x-end-motor x1 [ ] <text:s/></text:p>
      <text:p text:style-name="Standard">x-carriage x1 [ ] <text:s/></text:p>
      <text:p text:style-name="Standard">coupling x2 [ ] <text:s/>[ ] <text:s/></text:p>
      <text:p text:style-name="Standard">endstop-holder x3 [ ] <text:s/>[ ] <text:s/>[ ] <text:s/></text:p>
      <text:p text:style-name="Standard">jonaskuehling_gregs-wade x1 [ ] <text:s/></text:p>
      <text:p text:style-name="Standard">biggearmod_fixed x1 [ ] <text:s/></text:p>
      <text:p text:style-name="Standard">smallgearmod_fixed x1 [ ] <text:s/></text:p>
      <text:p text:style-name="Standard">zmotor_fixed x2 [ ] <text:s/>[ ] <text:s/></text:p>
      <text:p text:style-name="Standard"/>
      <text:p text:style-name="Standard"/>
      <text:p text:style-name="Standard"/>
      <text:p text:style-name="Standard">bar-clamp x8 [ ] <text:s/>[ ] <text:s/>[ ] <text:s/>[ ] <text:s/>[ ] <text:s/>[ ] <text:s/>[ ] <text:s/>[ ] <text:s/></text:p>
      <text:p text:style-name="Standard">frame-vertex-foot x4 [ ] <text:s/>[ ] <text:s/>[ ] <text:s/>[ ] <text:s/></text:p>
      <text:p text:style-name="Standard">frame-vertex x2 [ ] <text:s/>[ ] <text:s/></text:p>
      <text:p text:style-name="Standard">ybrac-t x1 [ ] <text:s/></text:p>
      <text:p text:style-name="Standard">pulley x2 [ ] <text:s/>[ ] <text:s/></text:p>
      <text:p text:style-name="Standard">belt-clamp x4 [ ] <text:s/>[ ] <text:s/>[ ] <text:s/>[ ] <text:s/></text:p>
      <text:p text:style-name="Standard">belt-clamp-nut-holder x2 [ ] <text:s/>[ ] <text:s/></text:p>
      <text:p text:style-name="Standard">bearing-guide x3 [ ] <text:s/>[ ] <text:s/>[ ] <text:s/></text:p>
      <text:p text:style-name="Standard">y-bushing x4 [ ] <text:s/>[ ] <text:s/>[ ] <text:s/>[ ] <text:s/></text:p>
      <text:p text:style-name="Standard">x-end-idler x1 [ ] <text:s/></text:p>
      <text:p text:style-name="Standard">x-end-motor x1 [ ] <text:s/></text:p>
      <text:p text:style-name="Standard">x-carriage x1 [ ] <text:s/></text:p>
      <text:p text:style-name="Standard">coupling x2 [ ] <text:s/>[ ] <text:s/></text:p>
      <text:p text:style-name="Standard">endstop-holder x3 [ ] <text:s/>[ ] <text:s/>[ ] <text:s/></text:p>
      <text:p text:style-name="Standard">jonaskuehling_gregs-wade x1 [ ] <text:s/></text:p>
      <text:p text:style-name="Standard">biggearmod_fixed x1 [ ] <text:s/></text:p>
      <text:p text:style-name="Standard">smallgearmod_fixed x1 [ ] <text:s/></text:p>
      <text:p text:style-name="Standard">zmotor_fixed x2 [ ] <text:s/>[ ] <text:s/></text:p>
      <text:p text:style-name="Standard"/>
      <text:p text:style-name="P1">bar-clamp x8 [ ] <text:s/>[ ] <text:s/>[ ] <text:s/>[ ] <text:s/>[ ] <text:s/>[ ] <text:s/>[ ] <text:s/>[ ] <text:s/></text:p>
      <text:p text:style-name="Standard">frame-vertex-foot x4 [ ] <text:s/>[ ] <text:s/>[ ] <text:s/>[ ] <text:s/></text:p>
      <text:p text:style-name="Standard">frame-vertex x2 [ ] <text:s/>[ ] <text:s/></text:p>
      <text:p text:style-name="Standard">ybrac-t x1 [ ] <text:s/></text:p>
      <text:p text:style-name="Standard">pulley x2 [ ] <text:s/>[ ] <text:s/></text:p>
      <text:p text:style-name="Standard">belt-clamp x4 [ ] <text:s/>[ ] <text:s/>[ ] <text:s/>[ ] <text:s/></text:p>
      <text:p text:style-name="Standard">belt-clamp-nut-holder x2 [ ] <text:s/>[ ] <text:s/></text:p>
      <text:p text:style-name="Standard">bearing-guide x3 [ ] <text:s/>[ ] <text:s/>[ ] <text:s/></text:p>
      <text:p text:style-name="Standard">y-bushing x4 [ ] <text:s/>[ ] <text:s/>[ ] <text:s/>[ ] <text:s/></text:p>
      <text:p text:style-name="Standard">x-end-idler x1 [ ] <text:s/></text:p>
      <text:p text:style-name="Standard">x-end-motor x1 [ ] <text:s/></text:p>
      <text:p text:style-name="Standard">x-carriage x1 [ ] <text:s/></text:p>
      <text:p text:style-name="Standard">coupling x2 [ ] <text:s/>[ ] <text:s/></text:p>
      <text:p text:style-name="Standard">endstop-holder x3 [ ] <text:s/>[ ] <text:s/>[ ] <text:s/></text:p>
      <text:p text:style-name="Standard">jonaskuehling_gregs-wade x1 [ ] <text:s/></text:p>
      <text:p text:style-name="Standard">biggearmod_fixed x1 [ ] <text:s/></text:p>
      <text:p text:style-name="Standard">smallgearmod_fixed x1 [ ] <text:s/></text:p>
      <text:p text:style-name="Standard">zmotor_fixed x2 [ ] <text:s/>[ ] <text:s/></text:p>
      <text:p text:style-name="Standard"/>
      <text:p text:style-name="Standard"/>
      <text:p text:style-name="Standard"/>
      <text:p text:style-name="Standard">bar-clamp x8 [ ] <text:s/>[ ] <text:s/>[ ] <text:s/>[ ] <text:s/>[ ] <text:s/>[ ] <text:s/>[ ] <text:s/>[ ] <text:s/></text:p>
      <text:p text:style-name="Standard">frame-vertex-foot x4 [ ] <text:s/>[ ] <text:s/>[ ] <text:s/>[ ] <text:s/></text:p>
      <text:p text:style-name="Standard">frame-vertex x2 [ ] <text:s/>[ ] <text:s/></text:p>
      <text:p text:style-name="Standard">ybrac-t x1 [ ] <text:s/></text:p>
      <text:p text:style-name="Standard">pulley x2 [ ] <text:s/>[ ] <text:s/></text:p>
      <text:p text:style-name="Standard">belt-clamp x4 [ ] <text:s/>[ ] <text:s/>[ ] <text:s/>[ ] <text:s/></text:p>
      <text:p text:style-name="Standard">belt-clamp-nut-holder x2 [ ] <text:s/>[ ] <text:s/></text:p>
      <text:p text:style-name="Standard">bearing-guide x3 [ ] <text:s/>[ ] <text:s/>[ ] <text:s/></text:p>
      <text:p text:style-name="Standard">y-bushing x4 [ ] <text:s/>[ ] <text:s/>[ ] <text:s/>[ ] <text:s/></text:p>
      <text:p text:style-name="Standard">x-end-idler x1 [ ] <text:s/></text:p>
      <text:p text:style-name="Standard">x-end-motor x1 [ ] <text:s/></text:p>
      <text:p text:style-name="Standard">x-carriage x1 [ ] <text:s/></text:p>
      <text:p text:style-name="Standard">coupling x2 [ ] <text:s/>[ ] <text:s/></text:p>
      <text:p text:style-name="Standard">endstop-holder x3 [ ] <text:s/>[ ] <text:s/>[ ] <text:s/></text:p>
      <text:p text:style-name="Standard">jonaskuehling_gregs-wade x1 [ ] <text:s/></text:p>
      <text:p text:style-name="Standard">biggearmod_fixed x1 [ ] <text:s/></text:p>
      <text:p text:style-name="Standard">smallgearmod_fixed x1 [ ] <text:s/></text:p>
      <text:p text:style-name="Standard">zmotor_fixed x2 [ ] <text:s/>[ ]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freesans, clean, sans-serif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6T19:06:23</meta:creation-date>
    <dc:date>2013-05-26T19:09:09</dc:date>
    <meta:editing-duration>P0D</meta:editing-duration>
    <meta:editing-cycles>1</meta:editing-cycles>
    <meta:document-statistic meta:table-count="0" meta:image-count="0" meta:object-count="0" meta:page-count="1" meta:paragraph-count="72" meta:word-count="488" meta:character-count="2060" meta:non-whitespace-character-count="1400"/>
    <meta:generator>LibreOffice/3.5$Linux_x86 LibreOffice_project/350m1$Build-2</meta:generator>
  </office:meta>
</office:document-meta>
</file>